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0000002001F673D806C17C97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a007" officeooo:paragraph-rsid="0013a007"/>
    </style:style>
    <style:style style:name="P2" style:family="paragraph" style:parent-style-name="Standard">
      <style:text-properties officeooo:rsid="0017af9b" officeooo:paragraph-rsid="0017af9b"/>
    </style:style>
    <style:style style:name="P3" style:family="paragraph">
      <loext:graphic-properties draw:fill="bitmap" draw:fill-image-name="Zebra" draw:fill-image-width="100%" draw:fill-image-height="100%" style:repeat="no-repeat" draw:fill-image-ref-point="top-left"/>
    </style:style>
    <style:style style:name="gr1" style:family="graphic">
      <style:graphic-properties draw:fill="bitmap" draw:fill-image-name="Zebra" draw:fill-image-width="100%" draw:fill-image-height="100%" style:repeat="no-repeat" draw:fill-image-ref-point="top-left" draw:textarea-horizontal-align="justify" draw:textarea-vertical-align="middle" draw:auto-grow-height="false" fo:min-height="2.547cm" fo:min-width="2.5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 1" draw:style-name="gr1" draw:text-style-name="P3" svg:width="2.823cm" svg:height="2.823cm" svg:x="0.674cm" svg:y="0.131cm"><svg:desc>${Image $name:"name", $resource:"resource"}</svg:desc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</text:p>
      <text:p text:style-name="P2">A</text:p>
      <text:p text:style-name="P2">A</text:p>
      <text:p text:style-name="P2">A</text:p>
      <text:p text:style-name="P2">A</text:p>
      <text:p text:style-name="P2">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Zebra" xlink:href="Pictures/1000000000000200000002001F673D806C17C97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3T01:19:08.187000000</meta:creation-date>
    <dc:date>2025-04-13T07:23:09.151000000</dc:date>
    <meta:editing-duration>PT42M3S</meta:editing-duration>
    <meta:editing-cycles>1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6" meta:word-count="6" meta:character-count="6" meta:non-whitespace-character-count="6"/>
  </office:meta>
</office:document-meta>
</file>